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B700000071E6A4831387C6A5D3.png" manifest:media-type="image/png"/>
  <manifest:file-entry manifest:full-path="Pictures/10000000000002F20000007F241F027BA4879740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note">
      <style:paragraph-properties fo:padding="0cm" fo:border="none" style:snap-to-layout-grid="false"/>
      <style:text-properties fo:language="ca" fo:country="ES"/>
    </style:style>
    <style:style style:name="P2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P3" style:family="paragraph" style:parent-style-name="Standard">
      <style:paragraph-properties fo:text-align="end" style:justify-single-word="false"/>
      <style:text-properties fo:language="ca" fo:country="ES"/>
    </style:style>
    <style:style style:name="P4" style:family="paragraph" style:parent-style-name="Standard">
      <style:text-properties fo:language="ca" fo:country="ES"/>
    </style:style>
    <style:style style:name="P5" style:family="paragraph" style:parent-style-name="Standard">
      <style:paragraph-properties fo:text-align="justify" style:justify-single-word="false" style:snap-to-layout-grid="false"/>
      <style:text-properties fo:language="ca" fo:country="ES"/>
    </style:style>
    <style:style style:name="P6" style:family="paragraph" style:parent-style-name="Standard">
      <style:paragraph-properties fo:text-align="justify" style:justify-single-word="false" style:snap-to-layout-grid="false"/>
      <style:text-properties fo:language="ca" fo:country="ES" officeooo:paragraph-rsid="00100393"/>
    </style:style>
    <style:style style:name="P7" style:family="paragraph" style:parent-style-name="Text_20_body">
      <style:paragraph-properties fo:text-align="justify" style:justify-single-word="false"/>
      <style:text-properties fo:language="ca" fo:country="ES" style:text-underline-style="solid" style:text-underline-width="auto" style:text-underline-color="font-color" fo:font-weight="bold" officeooo:rsid="00117e3d" officeooo:paragraph-rsid="0012d790" style:font-weight-asian="bold" style:font-weight-complex="bold"/>
    </style:style>
    <style:style style:name="P8" style:family="paragraph" style:parent-style-name="Text_20_body">
      <style:paragraph-properties fo:margin-top="0cm" fo:margin-bottom="0cm" style:contextual-spacing="false" fo:text-align="justify" style:justify-single-word="false"/>
      <style:text-properties fo:language="ca" fo:country="ES" officeooo:rsid="00121dad" officeooo:paragraph-rsid="00121dad"/>
    </style:style>
    <style:style style:name="P9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P10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2pt" fo:language="ca" fo:country="ES" style:text-underline-style="none" fo:font-weight="bold" officeooo:rsid="0012d790" officeooo:paragraph-rsid="0012d790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normal" officeooo:rsid="00117e3d" officeooo:paragraph-rsid="00117e3d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" fo:font-size="12pt" fo:language="ca" fo:country="ES" fo:font-weight="normal" officeooo:rsid="00117e3d" officeooo:paragraph-rsid="00121dad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normal" officeooo:rsid="0011b057" officeooo:paragraph-rsid="0011b057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normal" officeooo:rsid="00161e63" officeooo:paragraph-rsid="00173241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normal" officeooo:rsid="00100393" officeooo:paragraph-rsid="00173241" style:font-size-asian="12pt" style:font-weight-asian="normal" style:font-size-complex="12pt" style:font-weight-complex="normal"/>
    </style:style>
    <style:style style:name="P17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ca" fo:country="ES" style:text-underline-style="none" fo:font-weight="bold" officeooo:rsid="0017c03c" style:font-size-asian="10pt" style:font-weight-asian="bold"/>
    </style:style>
    <style:style style:name="P18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language="ca" fo:country="ES" officeooo:paragraph-rsid="00117e3d"/>
    </style:style>
    <style:style style:name="P19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font-name="arial" fo:font-size="12pt" fo:language="ca" fo:country="ES" fo:font-weight="normal" officeooo:rsid="00121dad" officeooo:paragraph-rsid="00121dad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3" style:family="text">
      <style:text-properties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4" style:family="text">
      <style:text-properties fo:color="#000000" loext:opacity="100%" style:font-name="Arial1" fo:font-size="10pt" style:text-underline-style="none" fo:font-weight="bold" officeooo:rsid="00100393" style:font-size-asian="10pt" style:font-weight-asian="bold" style:font-name-complex="Arial1" style:font-size-complex="10pt" style:font-weight-complex="bold"/>
    </style:style>
    <style:style style:name="T5" style:family="text">
      <style:text-properties style:text-position="super 58%"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6" style:family="text">
      <style:text-properties officeooo:rsid="00117e3d"/>
    </style:style>
    <style:style style:name="T7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arial" fo:font-size="12pt" fo:font-weight="normal" officeooo:rsid="00121dad" style:font-size-asian="12pt" style:font-weight-asian="normal" style:font-size-complex="12pt" style:font-weight-complex="normal"/>
    </style:style>
    <style:style style:name="T9" style:family="text">
      <style:text-properties style:font-name="arial" fo:font-size="12pt" fo:font-weight="normal" officeooo:rsid="0012d790" style:font-size-asian="12pt" style:font-weight-asian="normal" style:font-size-complex="12pt" style:font-weight-complex="normal"/>
    </style:style>
    <style:style style:name="T10" style:family="text">
      <style:text-properties style:font-name="arial" fo:font-size="12pt" fo:font-weight="normal" officeooo:rsid="0012e632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font-weight="normal" officeooo:rsid="0017760d" style:font-size-asian="12pt" style:font-weight-asian="normal" style:font-size-complex="12pt" style:font-weight-complex="normal"/>
    </style:style>
    <style:style style:name="T12" style:family="text">
      <style:text-properties style:font-name="arial" fo:font-size="12pt" style:font-size-asian="12pt" style:font-size-complex="12pt"/>
    </style:style>
    <style:style style:name="T13" style:family="text">
      <style:text-properties style:font-name="arial" fo:font-size="12pt" officeooo:rsid="0012d790" style:font-size-asian="12pt" style:font-size-complex="12pt"/>
    </style:style>
    <style:style style:name="T14" style:family="text">
      <style:text-properties style:font-name="arial" fo:font-size="12pt" officeooo:rsid="001d67cc" style:font-size-asian="12pt" style:font-size-complex="12pt"/>
    </style:style>
    <style:style style:name="T1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6" style:family="text">
      <style:text-properties officeooo:rsid="00121dad"/>
    </style:style>
    <style:style style:name="T17" style:family="text">
      <style:text-properties officeooo:rsid="0016f46a"/>
    </style:style>
    <style:style style:name="T18" style:family="text">
      <style:text-properties officeooo:rsid="001b2213"/>
    </style:style>
    <style:style style:name="T19" style:family="text">
      <style:text-properties officeooo:rsid="00191bd4"/>
    </style:style>
    <style:style style:name="T20" style:family="text">
      <style:text-properties fo:font-weight="bold" officeooo:rsid="00121dad" style:font-weight-asian="bold" style:font-weight-complex="bold"/>
    </style:style>
    <style:style style:name="T21" style:family="text">
      <style:text-properties fo:font-style="italic" fo:font-weight="bold" officeooo:rsid="00191bd4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1ac032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1cc87f" style:font-style-asian="italic" style:font-weight-asian="bold" style:font-style-complex="italic" style:font-weight-complex="bold"/>
    </style:style>
    <style:style style:name="T24" style:family="text">
      <style:text-properties officeooo:rsid="001cc87f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5"><text:span text:style-name="T2">Mòdul </text:span><text:span text:style-name="T4">6 – Accés a dades</text:span></text:p>
          </table:table-cell>
        </table:table-row>
        <table:table-row table:style-name="Taula1.2">
          <table:table-cell table:style-name="Taula1.A2" office:value-type="string">
            <text:p text:style-name="P6"><text:span text:style-name="T3">2</text:span><text:span text:style-name="T5">n <text:s text:c="2"/></text:span><text:span text:style-name="T2">CFGS Desenvolupament d'Aplicacions Multiplataforma</text:span></text:p>
          </table:table-cell>
        </table:table-row>
      </table:table>
      <text:p text:style-name="P4"/>
      <text:p text:style-name="P11">UF1 – Persistència en fitxers</text:p>
      <text:p text:style-name="P7"/>
      <text:p text:style-name="P7"><text:span text:style-name="T12">Pt1</text:span><text:span text:style-name="T14">a</text:span><text:span text:style-name="T12"> – Accés a fitxers </text:span><text:span text:style-name="T13">i directoris</text:span></text:p>
      <text:p text:style-name="P12">1.- Escriu un programa en java que faci el següent:</text:p>
      <text:p text:style-name="P12"><text:tab/>Passant-li per paràmetre el nom d'un fitxer, si existeix l'obri i sinó el creï.</text:p>
      <text:p text:style-name="P12"><text:tab/>En aquest fitxer el programa hi anirà afegint, línia a línia, el text que es vagi demanant a l'usuari fins que aquest introdueixi una línia amb el text “the end”</text:p>
      <text:p text:style-name="P12"/>
      <text:p text:style-name="P12">2.- Escriu un programa en java que faci el següent:</text:p>
      <text:p text:style-name="P12"><text:tab/>Demanar a l'usuari quin fitxer vol obrir.</text:p>
      <text:p text:style-name="P12"><text:tab/>Obrir-lo i anar-lo llegint i mostrant per pantalla (sortida estàndard)</text:p>
      <text:p text:style-name="P12"/>
      <text:p text:style-name="P12">3.- Escriu un programa en java que faci el següent:</text:p>
      <text:p text:style-name="P12"><text:tab/><text:span text:style-name="T16">S'utilitzarà com a entrada de dades el fitxer </text:span><text:span text:style-name="T20">vocab.txt</text:span></text:p>
      <text:p text:style-name="P12"><text:tab/><text:span text:style-name="T16">Es tracta de crear un fitxer </text:span><text:span text:style-name="T20">vocab2.txt</text:span><text:span text:style-name="T16"> que, per cada paraula del fitxer d'entrada, escrigui: </text:span></text:p>
      <text:list xml:id="list1750760714" text:style-name="L1">
        <text:list-item>
          <text:p text:style-name="P18"><text:span text:style-name="T10">identificador: </text:span><text:span text:style-name="T11">número</text:span><text:span text:style-name="T10"> </text:span><text:span text:style-name="T8">correlatiu </text:span><text:span text:style-name="T10">a partir del 1</text:span><text:span text:style-name="T8"> (6 posicions), </text:span></text:p>
        </text:list-item>
        <text:list-item>
          <text:p text:style-name="P19">paraula (<text:span text:style-name="T24">3</text:span><text:span text:style-name="T19">5</text:span> posicions), </text:p>
        </text:list-item>
        <text:list-item>
          <text:p text:style-name="P19">longitud: quantitat de caràcters de la paraula (2 posicions)</text:p>
          <text:p text:style-name="P19"/>
        </text:list-item>
      </text:list>
      <text:p text:style-name="P8"><text:span text:style-name="T7"><text:tab/></text:span><text:span text:style-name="T9">El registre resultant tindrà, doncs, tamany fixe.</text:span></text:p>
      <text:p text:style-name="P8"><text:span text:style-name="T7"><text:tab/>Cadascun d'aquests camps anirà separat del següent per un </text:span><text:span text:style-name="T15">;</text:span><text:span text:style-name="T7"> (punt i coma). El separador de registre serà un salt de línia.</text:span></text:p>
      <text:p text:style-name="P13"><text:tab/></text:p>
      <text:p text:style-name="P13"><text:tab/><text:span text:style-name="T19">S’adjunta fitxer </text:span><text:span text:style-name="T21">vocab2_</text:span><text:span text:style-name="T23">x</text:span><text:span text:style-name="T21">.txt</text:span><text:span text:style-name="T19"> com a mostra.</text:span></text:p>
      <text:p text:style-name="P13"/>
      <text:p text:style-name="P13"/>
      <text:p text:style-name="P14">4.- <text:span text:style-name="T6">Escriu un programa en java que faci el següent:</text:span></text:p>
      <text:p text:style-name="P14"><text:tab/>El fitxer a usar serà el generat en el punt anterior. Es demanarà a l'usuari dues posicions a intercanviar. Es llegir<text:span text:style-name="T17">an</text:span> el<text:span text:style-name="T17">s</text:span> registre<text:span text:style-name="T17">s en variables de memòria i es gravaran intercanviant les posicions</text:span>.</text:p>
      <text:p text:style-name="P15"><text:span text:style-name="T18">Controla </text:span>l'accés a posicions incorrectes!!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21">
      <number:year number:style="long"/>
    </number:date-style>
    <number:date-style style:name="N10104" number:language="ca" number:country="ES">
      <number:year number:style="long"/>
    </number:date-style>
  </office:styles>
  <office:automatic-styles>
    <style:style style:name="Table1" style:family="table">
      <style:table-properties style:width="17.002cm" fo:margin-left="0cm" table:align="left" style:writing-mode="lr-tb"/>
    </style:style>
    <style:style style:name="Table1.A" style:family="table-column">
      <style:table-column-properties style:column-width="9.594cm"/>
    </style:style>
    <style:style style:name="Table1.B" style:family="table-column">
      <style:table-column-properties style:column-width="7.408cm"/>
    </style:style>
    <style:style style:name="Table1.1" style:family="table-row">
      <style:table-row-properties style:min-row-height="1.482cm" fo:keep-together="auto"/>
    </style:style>
    <style:style style:name="Table1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Standard">
      <style:text-properties fo:language="ca" fo:country="ES"/>
    </style:style>
    <style:style style:name="MP2" style:family="paragraph" style:parent-style-name="Footnote">
      <style:paragraph-properties fo:padding="0cm" fo:border="none" style:snap-to-layout-grid="false"/>
      <style:text-properties fo:language="ca" fo:country="ES"/>
    </style:style>
    <style:style style:name="MP3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MP4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MP5" style:family="paragraph" style:parent-style-name="Standard">
      <style:paragraph-properties fo:text-align="end" style:justify-single-word="false"/>
      <style:text-properties fo:language="ca" fo:country="ES"/>
    </style:style>
    <style:style style:name="MP6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79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date-style style:name="N34">
      <number:month number:style="long" number:textual="true"/>
    </number:date-style>
  </office:automatic-styles>
  <office:master-styles>
    <style:master-page style:name="Standard" style:page-layout-name="Mpm1" draw:style-name="Mdp1">
      <style:header>
        <text:p text:style-name="Header"><draw:frame draw:style-name="Mfr1" draw:name="Imagen 55" text:anchor-type="char" svg:x="-0.358cm" svg:y="-0.984cm" svg:width="6.72cm" svg:height="1.131cm" draw:z-index="1"><draw:image xlink:href="Pictures/10000000000002F20000007F241F027BA4879740.gif" xlink:type="simple" xlink:show="embed" xlink:actuate="onLoad" draw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55cm" svg:y="-0.859cm" svg:width="4.076cm" svg:height="0.988cm" draw:z-index="0"><draw:image xlink:href="Pictures/10000001000001B700000071E6A4831387C6A5D3.png" xlink:type="simple" xlink:show="embed" xlink:actuate="onLoad" draw:mime-type="image/png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text:span text:style-name="MT1">Nom arxiu: </text:span><text:span text:style-name="MT1"><text:file-name text:display="name-and-extension">ED2DAM_ACT_2223_M6_UF1_Pt1a.odt</text:file-name></text:span></text:p>
              <text:p text:style-name="MP3">Elaborat: <text:s/>Departament Informàtica</text:p>
            </table:table-cell>
            <table:table-cell table:style-name="Table1.A1" office:value-type="string">
              <text:p text:style-name="MP4"><text:span text:style-name="MT1">Data: </text:span><text:span text:style-name="MT1"><text:date style:data-style-name="N34" text:date-value="2022-11-06T10:37:51.891992585">novembre</text:date></text:span><text:span text:style-name="MT1"><text:s/></text:span><text:span text:style-name="MT1"><text:date style:data-style-name="N121" text:date-value="2022-11-06T10:37:51.892113285">2022</text:date></text:span></text:p>
              <text:p text:style-name="MP5"><text:span text:style-name="MT1">Pàg. </text:span><text:span text:style-name="MT1"><text:page-number text:select-page="current">1</text:page-number></text:span><text:span text:style-name="MT1"><text:s/>de </text:span><text:span text:style-name="MT1"><text:page-count style:num-format="1">1</text:page-count></text:span></text:p>
              <text:p text:style-name="MP6">Aquest document pot quedat obsolet una vegada imprès.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9-21T19:19:55.23</meta:creation-date>
    <dc:date>2022-11-06T10:37:51.626105003</dc:date>
    <meta:editing-duration>PT10H45M6S</meta:editing-duration>
    <meta:editing-cycles>37</meta:editing-cycles>
    <meta:generator>LibreOffice/7.3.6.2$Linux_X86_64 LibreOffice_project/30$Build-2</meta:generator>
    <meta:document-statistic meta:table-count="2" meta:image-count="2" meta:object-count="0" meta:page-count="1" meta:paragraph-count="29" meta:word-count="264" meta:character-count="1623" meta:non-whitespace-character-count="1370"/>
  </office:meta>
</office:document-meta>
</file>